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11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s://www.universetoday.com/117127/how-do-we-measure-distance-in-the-universe/</text:p>
          </table:table-cell>
          <table:table-cell table:style-name="ce6" office:value-type="string" calcext:value-type="string">
            <text:p>Astronomy Educational website 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verse today</text:p>
          </table:table-cell>
          <table:table-cell table:style-name="ce17" office:value-type="string" calcext:value-type="string">
            <text:p>Because these stars always explode with exactly the same amount of material, we can detect how far away they are, and therefore their absolute brightness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Type 1A Supernovae stars always explode with exactly the same amount of mass, we can say that they always explode with a known brightness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0.8" calcext:value-type="percentage">
            <text:p>8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office:value-type="string" calcext:value-type="string">
            <text:p><text:s/></text:p>
          </table:table-cell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3"/>
          <table:table-cell table:style-name="ce15"/>
          <table:table-cell table:number-columns-repeated="14"/>
        </table:table-row>
        <table:table-row table:style-name="ro3">
          <table:table-cell table:style-name="ce3" office:value-type="string" calcext:value-type="string">
            <text:p>https://lco.global/spacebook/cepheid-variable-stars-supernovae-and-distance-measurement/</text:p>
          </table:table-cell>
          <table:table-cell table:style-name="ce6" office:value-type="string" calcext:value-type="string">
            <text:p>LCO offici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Las cumbres Observatory</text:p>
          </table:table-cell>
          <table:table-cell table:style-name="ce17" office:value-type="string" calcext:value-type="string">
            <text:p>All type Ia supernovae reach nearly the same brightness at the peak of their outburst with an absolute magnitude of -19.3±0.03. They then follow a distinct curve as they decrease in brightness. 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ype 1A Supernovae stars always explode with exactly the same amount of mass, we can say that they always explode with a known brightness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<text:s/></text:p>
          </table:table-cell>
          <table:table-cell table:style-name="ce10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9" table:style-name="ce8" office:value-type="string" calcext:value-type="string">
            <text:p><text:s/></text:p>
          </table:table-cell>
          <table:table-cell table:style-name="ce16" office:value-type="percentage" office:value="1" calcext:value-type="percentage">
            <text:p>100.00%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22:53:58.4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7-02T22:57:59.991000000</dc:date>
    <meta:editing-duration>PT38M26S</meta:editing-duration>
    <meta:editing-cycles>10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